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97f" officeooo:paragraph-rsid="00183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-studi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1:44:37.161070113</meta:creation-date>
    <dc:date>2019-11-06T02:04:41.245953547</dc:date>
    <meta:editing-duration>PT9M52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5.1.6.2$Linux_X86_64 LibreOffice_project/10m0$Build-2</meta:generator>
  </office:meta>
</office:document-meta>
</file>